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25-08-05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25-06-05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84" calcext:value-type="float">
            <text:p>25.0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25-03-03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24-10-17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1848" calcext:value-type="float">
            <text:p>24.6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24-08-14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24-05-09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7736" calcext:value-type="float">
            <text:p>24.5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24-02-27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23-12-07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576" calcext:value-type="float">
            <text:p>24.8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23-07-26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23-04-18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23-01-25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4792" calcext:value-type="float">
            <text:p>24.6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22-10-12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22-07-13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22-01-31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21-08-24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2768" calcext:value-type="float">
            <text:p>24.4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21-02-16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20-07-22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7904" calcext:value-type="float">
            <text:p>24.3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20-02-12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9616" calcext:value-type="float">
            <text:p>24.3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19-08-13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8824" calcext:value-type="float">
            <text:p>24.1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19-05-16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19-02-07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18-10-30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18-09-20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18-04-09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17-10-25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17-08-07 1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17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17-03-06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16-10-26 1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6712" calcext:value-type="float">
            <text:p>24.7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16-07-22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6712" calcext:value-type="float">
            <text:p>24.7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16-05-05 1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16-02-01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15-07-01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15-04-17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15-01-21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8944" calcext:value-type="float">
            <text:p>25.0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14-10-07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14-07-22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14-05-07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14-01-24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13-11-06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13-07-15 1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13-04-16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13-02-06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12-10-23 1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12-07-30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12-04-1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12-01-17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11-10-18 1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11-07-04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11-04-12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11-01-24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10-10-13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10-07-2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10-07-06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10-04-08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10-01-24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10-01-12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09-10-20 1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09-07-14 1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09-04-02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09-01-28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08-10-21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08-07-21 1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08-03-31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08-01-10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07-11-05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07-07-2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4256" calcext:value-type="float">
            <text:p>27.1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07-05-14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07-01-30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06-11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06-07-10 1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06-04-19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06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05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05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05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0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04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04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0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04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03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03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03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7792" calcext:value-type="float">
            <text:p>25.7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03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8272" calcext:value-type="float">
            <text:p>25.7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0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02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02-05-22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0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02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01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01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01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01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876" calcext:value-type="float">
            <text:p>24.3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00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0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3416" calcext:value-type="float">
            <text:p>24.2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00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2000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9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9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8824" calcext:value-type="float">
            <text:p>24.1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9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9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8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8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7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7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7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6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6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6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6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5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5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5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5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5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5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5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5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5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5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5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5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5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5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5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5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5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5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5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5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5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5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5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5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5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5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5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5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5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5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5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5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4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3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2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3896" calcext:value-type="float">
            <text:p>20.5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6944" calcext:value-type="float">
            <text:p>20.5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8176" calcext:value-type="float">
            <text:p>20.4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4272" calcext:value-type="float">
            <text:p>20.4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4064" calcext:value-type="float">
            <text:p>20.3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4168" calcext:value-type="float">
            <text:p>20.3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0056" calcext:value-type="float">
            <text:p>20.2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6256" calcext:value-type="float">
            <text:p>20.3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4064" calcext:value-type="float">
            <text:p>20.3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6256" calcext:value-type="float">
            <text:p>20.3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4" calcext:value-type="float">
            <text:p>20.3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4" calcext:value-type="float">
            <text:p>20.3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6256" calcext:value-type="float">
            <text:p>20.3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3208" calcext:value-type="float">
            <text:p>20.3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1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736" calcext:value-type="float">
            <text:p>20.3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8928" calcext:value-type="float">
            <text:p>20.3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4648" calcext:value-type="float">
            <text:p>20.4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8176" calcext:value-type="float">
            <text:p>20.4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7696" calcext:value-type="float">
            <text:p>20.4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8656" calcext:value-type="float">
            <text:p>20.4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5984" calcext:value-type="float">
            <text:p>20.4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32" calcext:value-type="float">
            <text:p>20.4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8552" calcext:value-type="float">
            <text:p>20.4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8552" calcext:value-type="float">
            <text:p>20.4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4648" calcext:value-type="float">
            <text:p>20.4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3208" calcext:value-type="float">
            <text:p>20.3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3208" calcext:value-type="float">
            <text:p>20.3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4064" calcext:value-type="float">
            <text:p>20.3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4816" calcext:value-type="float">
            <text:p>20.2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4816" calcext:value-type="float">
            <text:p>20.2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9848" calcext:value-type="float">
            <text:p>20.1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3376" calcext:value-type="float">
            <text:p>20.1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90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8136" calcext:value-type="float">
            <text:p>20.1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7656" calcext:value-type="float">
            <text:p>20.1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4232" calcext:value-type="float">
            <text:p>20.1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3376" calcext:value-type="float">
            <text:p>20.1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3376" calcext:value-type="float">
            <text:p>20.1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4232" calcext:value-type="float">
            <text:p>20.1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8136" calcext:value-type="float">
            <text:p>20.1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3168" calcext:value-type="float">
            <text:p>20.0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9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9848" calcext:value-type="float">
            <text:p>20.1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8512" calcext:value-type="float">
            <text:p>20.0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7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10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6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5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5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5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5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5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5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5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5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5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5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5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5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5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5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5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5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5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5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5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5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5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5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5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5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5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5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4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4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4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4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4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4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4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3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3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3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3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3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3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3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3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3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3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3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3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3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3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3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3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3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3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3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3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3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3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3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3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3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3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3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3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2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2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2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2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2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2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2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2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2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2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2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2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615076182101</text:p>
          </table:table-cell>
          <table:table-cell office:value-type="string" calcext:value-type="string">
            <text:p>60C 41 SOW 164</text:p>
          </table:table-cell>
          <table:table-cell office:value-type="string" calcext:value-type="string">
            <text:p>1981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6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868" meta:object-count="0"/>
    <meta:user-defined meta:name="AppVersion">3.0</meta:user-defined>
  </office:meta>
</office:document-meta>
</file>